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padding="0in" fo:border="non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5" style:family="paragraph" style:parent-style-name="Text_20_body" style:list-style-name="L3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6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 fo:break-before="page" fo:padding="0in" fo:border="none"/>
    </style:style>
    <style:style style:name="P8" style:family="paragraph" style:parent-style-name="Text_20_body" style:list-style-name="L5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style:contextual-spacing="false" fo:line-height="145%" fo:orphans="2" fo:widows="2" fo:text-indent="0in" style:auto-text-indent="false" fo:background-color="#f6f8fa" fo:padding="0in" fo:border="none"/>
    </style:style>
    <style:style style:name="P10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1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2" style:family="paragraph" style:parent-style-name="Text_20_body" style:list-style-name="L8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3" style:family="paragraph" style:parent-style-name="Text_20_body" style:list-style-name="L9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4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5" style:family="paragraph" style:parent-style-name="Text_20_body" style:list-style-name="L11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6" style:family="paragraph" style:parent-style-name="Text_20_body" style:list-style-name="L12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7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8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9" style:family="paragraph" style:parent-style-name="Text_20_body" style:list-style-name="L15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0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1" style:family="paragraph" style:parent-style-name="Text_20_body" style:list-style-name="L16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2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3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4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26" style:family="paragraph" style:parent-style-name="Text_20_body" style:list-style-name="L20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7" style:family="paragraph" style:parent-style-name="Text_20_body" style:list-style-name="L21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8" style:family="paragraph" style:parent-style-name="Text_20_body" style:list-style-name="L22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29" style:family="paragraph" style:parent-style-name="Text_20_body" style:list-style-name="L23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30" style:family="paragraph" style:parent-style-name="Text_20_body" style:list-style-name="L2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1" style:family="paragraph" style:parent-style-name="Text_20_body" style:list-style-name="L2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2" style:family="paragraph" style:parent-style-name="Heading_20_3">
      <style:paragraph-properties fo:margin-left="0in" fo:margin-right="0in" fo:margin-top="0.25in" fo:margin-bottom="0.1665in" style:contextual-spacing="false" fo:line-height="125%" fo:orphans="2" fo:widows="2" fo:text-indent="0in" style:auto-text-indent="false" fo:padding="0in" fo:border="none"/>
      <style:text-properties fo:font-variant="normal" fo:text-transform="none" fo:color="#1f2328" loext:opacity="100%" style:font-name="apple-system" fo:letter-spacing="normal" fo:font-style="normal" fo:font-weight="normal"/>
    </style:style>
    <style:style style:name="P33" style:family="paragraph" style:parent-style-name="Text_20_body" style:list-style-name="L2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4" style:family="paragraph" style:parent-style-name="Heading_20_3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#afb8c1" loext:char-shading-value="0" loext:padding="0in" loext:border="none"/>
    </style:style>
    <style:style style:name="T5" style:family="text">
      <style:text-properties fo:font-variant="normal" fo:text-transform="none" fo:color="#1f2328" loext:opacity="100%" fo:letter-spacing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ui-monospace" fo:font-size="9.75pt" fo:letter-spacing="normal" fo:font-style="normal" fo:font-weight="bold" fo:background-color="#afb8c1" loext:char-shading-value="0" loext:padding="0in" loext:border="none"/>
    </style:style>
    <style:style style:name="T7" style:family="text">
      <style:text-properties fo:font-variant="normal" fo:text-transform="none" fo:color="#1f2328" loext:opacity="100%" style:font-name="ui-monospace" fo:letter-spacing="normal" fo:font-style="normal" fo:font-weight="normal" fo:background-color="#afb8c1" loext:char-shading-value="0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5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7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Vue.js: A Brief Overview</text:span></text:span></text:p>
      <text:p text:style-name="P2">Vue.js (pronounced "view") is a progressive and flexible JavaScript framework used for building web applications. Its main goal is to provide a robust and efficient way to manage user interfaces, handle state changes, and optimize performance.</text:p>
      <text:p text:style-name="P1"><text:span text:style-name="Strong_20_Emphasis"><text:span text:style-name="T1">Key Features of Vue.js</text:span></text:span></text:p>
      <text:list text:style-name="L1">
        <text:list-item>
          <text:p text:style-name="P3"><text:span text:style-name="Strong_20_Emphasis"><text:span text:style-name="T1">Component-based architecture</text:span></text:span><text:span text:style-name="T2">: Vue.js encourages a component-based approach to building applications. This allows developers to break down complex UI into smaller, reusable components.</text:span></text:p>
        </text:list-item>
        <text:list-item>
          <text:p text:style-name="P3"><text:span text:style-name="Strong_20_Emphasis"><text:span text:style-name="T1">Two-way data binding</text:span></text:span><text:span text:style-name="T2">: Vue.js provides a built-in two-way data binding system, which makes it easy to manage state changes and update the DOM in response to user interactions.</text:span></text:p>
        </text:list-item>
        <text:list-item>
          <text:p text:style-name="P3"><text:span text:style-name="Strong_20_Emphasis"><text:span text:style-name="T1">Templating</text:span></text:span><text:span text:style-name="T2">: Vue.js uses a templating engine called Mustache (or Handlebars) to render HTML templates. This allows for easy rendering of dynamic content.</text:span></text:p>
        </text:list-item>
        <text:list-item>
          <text:p text:style-name="P3"><text:span text:style-name="Strong_20_Emphasis"><text:span text:style-name="T1">Reactivity</text:span></text:span><text:span text:style-name="T2">: Vue.js has a powerful reactivity system that detects changes to data and triggers updates to the DOM accordingly.</text:span></text:p>
        </text:list-item>
        <text:list-item>
          <text:p text:style-name="P3"><text:span text:style-name="Strong_20_Emphasis"><text:span text:style-name="T1">Modular design</text:span></text:span><text:span text:style-name="T2">: Vue.js is designed to be modular, allowing developers to easily switch between different versions (e.g., Vue 2 vs. Vue 3) or use specific features without affecting the entire application.</text:span></text:p>
        </text:list-item>
      </text:list>
      <text:p text:style-name="P1"><text:span text:style-name="Strong_20_Emphasis"><text:span text:style-name="T1">Why Use Vue.js?</text:span></text:span></text:p>
      <text:list text:style-name="L2">
        <text:list-item>
          <text:p text:style-name="P4"><text:span text:style-name="Strong_20_Emphasis"><text:span text:style-name="T1">Easy to learn</text:span></text:span><text:span text:style-name="T2">: Vue.js has a relatively low barrier to entry compared to other JavaScript frameworks like React or Angular.</text:span></text:p>
        </text:list-item>
        <text:list-item>
          <text:p text:style-name="P4"><text:span text:style-name="Strong_20_Emphasis"><text:span text:style-name="T1">Flexible</text:span></text:span><text:span text:style-name="T2">: Vue.js can be used for both small projects and large-scale applications, making it an excellent choice for a wide range of use cases.</text:span></text:p>
        </text:list-item>
        <text:list-item>
          <text:p text:style-name="P4"><text:span text:style-name="Strong_20_Emphasis"><text:span text:style-name="T1">Growing ecosystem</text:span></text:span><text:span text:style-name="T2">: Vue.js has a rapidly growing ecosystem of third-party libraries, tools, and resources available.</text:span></text:p>
        </text:list-item>
        <text:list-item>
          <text:p text:style-name="P4"><text:span text:style-name="Strong_20_Emphasis"><text:span text:style-name="T1">Active community</text:span></text:span><text:span text:style-name="T2">: The Vue.js community is active and supportive, with many contributors and maintainers helping to improve the framework.</text:span></text:p>
        </text:list-item>
        <text:list-item>
          <text:p text:style-name="P4"><text:span text:style-name="Strong_20_Emphasis"><text:span text:style-name="T1">Performance optimization</text:span></text:span><text:span text:style-name="T2">: Vue.js has built-in features for optimizing performance, such as caching, debouncing, and server-side rendering.</text:span></text:p>
        </text:list-item>
      </text:list>
      <text:p text:style-name="P1"><text:soft-page-break/><text:span text:style-name="Strong_20_Emphasis"><text:span text:style-name="T1">When to Choose Vue.js?</text:span></text:span></text:p>
      <text:list text:style-name="L3">
        <text:list-item>
          <text:p text:style-name="P5"><text:span text:style-name="Strong_20_Emphasis"><text:span text:style-name="T1">Small to medium-sized projects</text:span></text:span><text:span text:style-name="T2">: Vue.js is an excellent choice for smaller applications with simple requirements.</text:span></text:p>
        </text:list-item>
        <text:list-item>
          <text:p text:style-name="P5"><text:span text:style-name="Strong_20_Emphasis"><text:span text:style-name="T1">Rapid prototyping</text:span></text:span><text:span text:style-name="T2">: Vue.js's simplicity and ease of use make it ideal for rapid prototyping and proof-of-concepts.</text:span></text:p>
        </text:list-item>
        <text:list-item>
          <text:p text:style-name="P5"><text:span text:style-name="Strong_20_Emphasis"><text:span text:style-name="T1">Web applications with complex state management</text:span></text:span><text:span text:style-name="T2">: Vue.js's built-in state management features, such as Vuex, make it well-suited for web applications with complex state management requirements.</text:span></text:p>
        </text:list-item>
      </text:list>
      <text:p text:style-name="P1"><text:span text:style-name="Strong_20_Emphasis"><text:span text:style-name="T1">When to Avoid Vue.js?</text:span></text:span></text:p>
      <text:list text:style-name="L4">
        <text:list-item>
          <text:p text:style-name="P6"><text:span text:style-name="Strong_20_Emphasis"><text:span text:style-name="T1">Highly complex, data-driven applications</text:span></text:span><text:span text:style-name="T2">: While Vue.js has improved its performance and scalability, it may not be the best choice for extremely complex or data-intensive applications.</text:span></text:p>
        </text:list-item>
        <text:list-item>
          <text:p text:style-name="P6"><text:span text:style-name="Strong_20_Emphasis"><text:span text:style-name="T1">Enterprise-level applications</text:span></text:span><text:span text:style-name="T2">: While Vue.js is suitable for many enterprise applications, it may require additional configuration and setup to meet more complex requirements.</text:span></text:p>
        </text:list-item>
      </text:list>
      <text:p text:style-name="Standard"/>
      <text:p text:style-name="Standard"/>
      <text:p text:style-name="Standard"/>
      <text:p text:style-name="P7"><text:span text:style-name="Strong_20_Emphasis"><text:span text:style-name="T1">Installing Vue.js using CDN and Vue CLI</text:span></text:span></text:p>
      <text:p text:style-name="P2">There are several ways to install Vue.js, but we'll focus on two popular methods: using a Content Delivery Network (CDN) and using the official Vue CLI.</text:p>
      <text:p text:style-name="P1"><text:span text:style-name="Strong_20_Emphasis"><text:span text:style-name="T1">Method 1: Installing Vue.js using CDN</text:span></text:span></text:p>
      <text:p text:style-name="P2">You can install Vue.js using a CDN, which provides a lightweight and easy-to-use way to include the framework in your project. Here's an example:</text:p>
      <text:list text:style-name="L5">
        <text:list-item>
          <text:p text:style-name="P8">Open your terminal or command prompt.</text:p>
        </text:list-item>
        <text:list-item>
          <text:p text:style-name="P8">Run the following command to create a new HTML file:</text:p>
        </text:list-item>
      </text:list>
      <text:p text:style-name="P9"><text:span text:style-name="Source_20_Text"><text:span text:style-name="T3">mkdir my-vue-app</text:span></text:span></text:p>
      <text:p text:style-name="P9"><text:span text:style-name="Source_20_Text"><text:span text:style-name="T3">cd my-vue-app</text:span></text:span></text:p>
      <text:p text:style-name="P9"><text:span text:style-name="Source_20_Text"><text:span text:style-name="T3">touch index.html</text:span></text:span></text:p>
      <text:list text:style-name="L6">
        <text:list-item>
          <text:p text:style-name="P10"><text:span text:style-name="T2">Add the following script tag to your </text:span><text:span text:style-name="Source_20_Text"><text:span text:style-name="T4">index.html</text:span></text:span><text:span text:style-name="T2"> file, linking to Vue.js from a CDN:</text:span></text:p>
        </text:list-item>
      </text:list>
      <text:p text:style-name="P9"><text:span text:style-name="Source_20_Text"><text:span text:style-name="T3">&lt;script src="https://unpkg.com/vue@2/dist/vue.js"&gt;&lt;/script&gt;</text:span></text:span></text:p>
      <text:list text:style-name="L7">
        <text:list-item>
          <text:p text:style-name="P11"><text:span text:style-name="T2">Create a new JavaScript file (e.g., </text:span><text:span text:style-name="Source_20_Text"><text:span text:style-name="T4">main.js</text:span></text:span><text:span text:style-name="T2">) and add the following code to get started with Vue.js:</text:span></text:p>
        </text:list-item>
      </text:list>
      <text:p text:style-name="P9"><text:span text:style-name="Source_20_Text"><text:span text:style-name="T3">new Vue({</text:span></text:span></text:p>
      <text:p text:style-name="P9"><text:span text:style-name="Source_20_Text"><text:span text:style-name="T5"><text:s text:c="2"/></text:span></text:span><text:span text:style-name="Source_20_Text"><text:span text:style-name="T3">el: '#app',</text:span></text:span></text:p>
      <text:p text:style-name="P9"><text:span text:style-name="Source_20_Text"><text:span text:style-name="T5"><text:s text:c="2"/></text:span></text:span><text:span text:style-name="Source_20_Text"><text:span text:style-name="T3">data: {</text:span></text:span></text:p>
      <text:p text:style-name="P9"><text:span text:style-name="Source_20_Text"><text:span text:style-name="T5"><text:s text:c="4"/></text:span></text:span><text:span text:style-name="Source_20_Text"><text:span text:style-name="T3">message: 'Hello, World!'</text:span></text:span></text:p>
      <text:p text:style-name="P9"><text:span text:style-name="Source_20_Text"><text:span text:style-name="T5"><text:s text:c="2"/></text:span></text:span><text:span text:style-name="Source_20_Text"><text:span text:style-name="T3">}</text:span></text:span></text:p>
      <text:p text:style-name="P9"><text:span text:style-name="Source_20_Text"><text:span text:style-name="T3">}).$mount('#app');</text:span></text:span></text:p>
      <text:list text:style-name="L8">
        <text:list-item>
          <text:p text:style-name="P12">Save both files and open your project in a web browser.</text:p>
        </text:list-item>
      </text:list>
      <text:p text:style-name="P1"><text:span text:style-name="Strong_20_Emphasis"><text:span text:style-name="T1">Method 2: Installing Vue.js using Vue CLI</text:span></text:span></text:p>
      <text:p text:style-name="P2">The Vue CLI is an official tool for creating new Vue.js projects. It provides a more structured approach to setting up your project and can help you get started faster. Here's how to install Vue.js using the Vue CLI:</text:p>
      <text:list text:style-name="L9">
        <text:list-item>
          <text:p text:style-name="P13">Open your terminal or command prompt.</text:p>
        </text:list-item>
        <text:list-item>
          <text:p text:style-name="P13">Run the following command to install the Vue CLI globally:</text:p>
        </text:list-item>
      </text:list>
      <text:p text:style-name="P9"><text:span text:style-name="Source_20_Text"><text:span text:style-name="T3">npm install -g @vue/cli</text:span></text:span></text:p>
      <text:list text:style-name="L10">
        <text:list-item>
          <text:p text:style-name="P14"><text:span text:style-name="T2">Create a new project directory (e.g., </text:span><text:span text:style-name="Source_20_Text"><text:span text:style-name="T4">my-vue-app</text:span></text:span><text:span text:style-name="T2">) and navigate into it:</text:span></text:p>
        </text:list-item>
      </text:list>
      <text:p text:style-name="P9"><text:soft-page-break/><text:span text:style-name="Source_20_Text"><text:span text:style-name="T3">mkdir my-vue-app</text:span></text:span></text:p>
      <text:p text:style-name="P9"><text:span text:style-name="Source_20_Text"><text:span text:style-name="T3">cd my-vue-app</text:span></text:span></text:p>
      <text:list text:style-name="L11">
        <text:list-item>
          <text:p text:style-name="P15">Run the following command to create a new Vue.js project using the Vue CLI:</text:p>
        </text:list-item>
      </text:list>
      <text:p text:style-name="P9"><text:span text:style-name="Source_20_Text"><text:span text:style-name="T3">vue create .</text:span></text:span></text:p>
      <text:list text:style-name="L12">
        <text:list-item>
          <text:p text:style-name="P16">Follow the prompts to set up your project, choosing options for things like the framework version, project structure, and features.</text:p>
        </text:list-item>
        <text:list-item>
          <text:p text:style-name="P16">Once the installation is complete, navigate into your project directory:</text:p>
        </text:list-item>
      </text:list>
      <text:p text:style-name="P9"><text:span text:style-name="Source_20_Text"><text:span text:style-name="T3">cd .</text:span></text:span></text:p>
      <text:list text:style-name="L13">
        <text:list-item>
          <text:p text:style-name="P17"><text:span text:style-name="T2">You can now start developing your Vue.js application by running </text:span><text:span text:style-name="Source_20_Text"><text:span text:style-name="T4">npm run serve</text:span></text:span><text:span text:style-name="T2"> in the terminal.</text:span></text:p>
        </text:list-item>
      </text:list>
      <text:p text:style-name="P1"><text:span text:style-name="Strong_20_Emphasis"><text:span text:style-name="T1">Tips and Variations</text:span></text:span></text:p>
      <text:list text:style-name="L14">
        <text:list-item>
          <text:p text:style-name="P18"><text:span text:style-name="T2">Use the </text:span><text:span text:style-name="Source_20_Text"><text:span text:style-name="T4">--template</text:span></text:span><text:span text:style-name="T2"> flag to create a new project with a specific template (e.g., </text:span><text:span text:style-name="Source_20_Text"><text:span text:style-name="T4">vue create my-vue-app --template simple</text:span></text:span><text:span text:style-name="T2">).</text:span></text:p>
        </text:list-item>
        <text:list-item>
          <text:p text:style-name="P18"><text:span text:style-name="T2">Use the </text:span><text:span text:style-name="Source_20_Text"><text:span text:style-name="T4">--manifest</text:span></text:span><text:span text:style-name="T2"> flag to specify a custom manifest file for your project.</text:span></text:p>
        </text:list-item>
        <text:list-item>
          <text:p text:style-name="P18"><text:span text:style-name="T2">Run </text:span><text:span text:style-name="Source_20_Text"><text:span text:style-name="T4">npm run build</text:span></text:span><text:span text:style-name="T2"> to build your project for production.</text:span></text:p>
        </text:list-item>
      </text:list>
      <text:p text:style-name="Standard"/>
      <text:p text:style-name="P7"><text:span text:style-name="Strong_20_Emphasis"><text:span text:style-name="T1">Setting up a Basic Vue Project with Vue CLI</text:span></text:span></text:p>
      <text:p text:style-name="P2">Now that we've installed Vue.js, let's create a new project using the Vue CLI.</text:p>
      <text:p text:style-name="P1"><text:span text:style-name="Strong_20_Emphasis"><text:span text:style-name="T1">Step 1: Install Vue CLI</text:span></text:span></text:p>
      <text:p text:style-name="P2">If you haven't already, install the Vue CLI globally using the following command:</text:p>
      <text:p text:style-name="P9"><text:span text:style-name="Source_20_Text"><text:span text:style-name="T3">npm install -g @vue/cli</text:span></text:span></text:p>
      <text:p text:style-name="P1"><text:span text:style-name="Strong_20_Emphasis"><text:span text:style-name="T1">Step 2: Create a New Project</text:span></text:span></text:p>
      <text:p text:style-name="P2">Create a new directory for your project and navigate into it:</text:p>
      <text:p text:style-name="P9"><text:span text:style-name="Source_20_Text"><text:span text:style-name="T3">mkdir my-vue-app</text:span></text:span></text:p>
      <text:p text:style-name="P9"><text:span text:style-name="Source_20_Text"><text:span text:style-name="T3">cd my-vue-app</text:span></text:span></text:p>
      <text:p text:style-name="P2">Then, run the following command to create a new Vue.js project using the Vue CLI:</text:p>
      <text:p text:style-name="P9"><text:span text:style-name="Source_20_Text"><text:span text:style-name="T3">vue create .</text:span></text:span></text:p>
      <text:p text:style-name="P2">This will prompt you to choose a template for your project. Select one of the options:</text:p>
      <text:list text:style-name="L15">
        <text:list-item>
          <text:p text:style-name="P19"><text:span text:style-name="Strong_20_Emphasis"><text:span text:style-name="T1">Manual</text:span></text:span><text:span text:style-name="T2">: Create a basic project from scratch.</text:span></text:p>
        </text:list-item>
        <text:list-item>
          <text:p text:style-name="P19"><text:span text:style-name="Strong_20_Emphasis"><text:span text:style-name="T1">Default</text:span></text:span><text:span text:style-name="T2">: Use a default configuration for your project.</text:span></text:p>
        </text:list-item>
        <text:list-item>
          <text:p text:style-name="P19"><text:span text:style-name="Strong_20_Emphasis"><text:span text:style-name="T1">Minimal</text:span></text:span><text:span text:style-name="T2">: Create a minimal project with only the essentials.</text:span></text:p>
        </text:list-item>
      </text:list>
      <text:p text:style-name="P1"><text:span text:style-name="T2">For this example, we'll use the </text:span><text:span text:style-name="Strong_20_Emphasis"><text:span text:style-name="T1">Default</text:span></text:span><text:span text:style-name="T2"> template.</text:span></text:p>
      <text:p text:style-name="P1"><text:span text:style-name="Strong_20_Emphasis"><text:span text:style-name="T1">Step 3: Configure Your Project</text:span></text:span></text:p>
      <text:p text:style-name="P2">The Vue CLI will ask you to configure some options:</text:p>
      <text:list text:style-name="L16">
        <text:list-item>
          <text:p text:style-name="P20"><text:span text:style-name="Strong_20_Emphasis"><text:span text:style-name="T1">Framework Version</text:span></text:span><text:span text:style-name="T2">: Choose the version of Vue.js you want to use (e.g., </text:span><text:span text:style-name="Source_20_Text"><text:span text:style-name="T4">2.x</text:span></text:span><text:span text:style-name="T2"> or </text:span><text:span text:style-name="Source_20_Text"><text:span text:style-name="T4">3.x</text:span></text:span><text:span text:style-name="T2">).</text:span></text:p>
        </text:list-item>
        <text:list-item>
          <text:p text:style-name="P21"><text:span text:style-name="Strong_20_Emphasis"><text:span text:style-name="T1">Project Name</text:span></text:span><text:span text:style-name="T2">: Enter a name for your project.</text:span></text:p>
        </text:list-item>
        <text:list-item>
          <text:p text:style-name="P21"><text:span text:style-name="Strong_20_Emphasis"><text:span text:style-name="T1">Template</text:span></text:span><text:span text:style-name="T2">: Choose a template for your project.</text:span></text:p>
        </text:list-item>
      </text:list>
      <text:p text:style-name="P2">For this example, we'll choose:</text:p>
      <text:list text:style-name="L17">
        <text:list-item>
          <text:p text:style-name="P22"><text:span text:style-name="Strong_20_Emphasis"><text:span text:style-name="T1">Framework Version</text:span></text:span><text:span text:style-name="T2">: </text:span><text:span text:style-name="Source_20_Text"><text:span text:style-name="T4">2.x</text:span></text:span></text:p>
        </text:list-item>
        <text:list-item>
          <text:p text:style-name="P22"><text:span text:style-name="Strong_20_Emphasis"><text:span text:style-name="T1">Project Name</text:span></text:span><text:span text:style-name="T2">: </text:span><text:span text:style-name="Source_20_Text"><text:span text:style-name="T4">my-vue-app</text:span></text:span></text:p>
        </text:list-item>
        <text:list-item>
          <text:p text:style-name="P22"><text:span text:style-name="Strong_20_Emphasis"><text:span text:style-name="T1">Template</text:span></text:span><text:span text:style-name="T2">: </text:span><text:span text:style-name="Source_20_Text"><text:span text:style-name="T4">Default</text:span></text:span></text:p>
        </text:list-item>
      </text:list>
      <text:p text:style-name="P2">Click "Next" to continue.</text:p>
      <text:p text:style-name="P1"><text:soft-page-break/><text:span text:style-name="Strong_20_Emphasis"><text:span text:style-name="T1">Step 4: Set Up Your Project Structure</text:span></text:span></text:p>
      <text:p text:style-name="P2">The Vue CLI will create the basic structure for your project:</text:p>
      <text:p text:style-name="P9"><text:span text:style-name="Source_20_Text"><text:span text:style-name="T3">.</text:span></text:span></text:p>
      <text:p text:style-name="P9"><text:span text:style-name="Source_20_Text"><text:span text:style-name="T5">├── </text:span></text:span><text:span text:style-name="Source_20_Text"><text:span text:style-name="T3">dist</text:span></text:span></text:p>
      <text:p text:style-name="P9"><text:span text:style-name="Source_20_Text"><text:span text:style-name="T5">│ <text:s text:c="2"/>└── </text:span></text:span><text:span text:style-name="Source_20_Text"><text:span text:style-name="T3">my-vue-app.js</text:span></text:span></text:p>
      <text:p text:style-name="P9"><text:span text:style-name="Source_20_Text"><text:span text:style-name="T5">├── </text:span></text:span><text:span text:style-name="Source_20_Text"><text:span text:style-name="T3">src</text:span></text:span></text:p>
      <text:p text:style-name="P9"><text:span text:style-name="Source_20_Text"><text:span text:style-name="T5">│ <text:s text:c="2"/>├── </text:span></text:span><text:span text:style-name="Source_20_Text"><text:span text:style-name="T3">app.vue</text:span></text:span></text:p>
      <text:p text:style-name="P9"><text:span text:style-name="Source_20_Text"><text:span text:style-name="T5">│ <text:s text:c="2"/>├── </text:span></text:span><text:span text:style-name="Source_20_Text"><text:span text:style-name="T3">main.js</text:span></text:span></text:p>
      <text:p text:style-name="P9"><text:span text:style-name="Source_20_Text"><text:span text:style-name="T5">│ <text:s text:c="2"/>├── </text:span></text:span><text:span text:style-name="Source_20_Text"><text:span text:style-name="T3">registerServiceWorker.js</text:span></text:span></text:p>
      <text:p text:style-name="P9"><text:span text:style-name="Source_20_Text"><text:span text:style-name="T5">│ <text:s text:c="2"/>└── </text:span></text:span><text:span text:style-name="Source_20_Text"><text:span text:style-name="T3">index.html</text:span></text:span></text:p>
      <text:p text:style-name="P9"><text:span text:style-name="Source_20_Text"><text:span text:style-name="T5">└── </text:span></text:span><text:span text:style-name="Source_20_Text"><text:span text:style-name="T3">vue.config.js</text:span></text:span></text:p>
      <text:p text:style-name="P1"><text:span text:style-name="Strong_20_Emphasis"><text:span text:style-name="T1">Step 5: Start Your Project</text:span></text:span></text:p>
      <text:p text:style-name="P2">Finally, run the following command to start your project:</text:p>
      <text:p text:style-name="P9"><text:span text:style-name="Source_20_Text"><text:span text:style-name="T3">npm run serve</text:span></text:span></text:p>
      <text:p text:style-name="P2">This will start a development server and open your project in your default web browser.</text:p>
      <text:p text:style-name="P1"><text:span text:style-name="Strong_20_Emphasis"><text:span text:style-name="T1">Basic Vue App Structure</text:span></text:span></text:p>
      <text:p text:style-name="P2">Your basic Vue app structure should look like this:</text:p>
      <text:p text:style-name="P9"><text:span text:style-name="Source_20_Text"><text:span text:style-name="T3">.</text:span></text:span></text:p>
      <text:p text:style-name="P9"><text:span text:style-name="Source_20_Text"><text:span text:style-name="T5">├── </text:span></text:span><text:span text:style-name="Source_20_Text"><text:span text:style-name="T3">dist</text:span></text:span></text:p>
      <text:p text:style-name="P9"><text:span text:style-name="Source_20_Text"><text:span text:style-name="T5">│ <text:s text:c="2"/>└── </text:span></text:span><text:span text:style-name="Source_20_Text"><text:span text:style-name="T3">my-vue-app.js</text:span></text:span></text:p>
      <text:p text:style-name="P9"><text:span text:style-name="Source_20_Text"><text:span text:style-name="T5">├── </text:span></text:span><text:span text:style-name="Source_20_Text"><text:span text:style-name="T3">src</text:span></text:span></text:p>
      <text:p text:style-name="P9"><text:span text:style-name="Source_20_Text"><text:span text:style-name="T5">│ <text:s text:c="2"/>├── </text:span></text:span><text:span text:style-name="Source_20_Text"><text:span text:style-name="T3">app.vue</text:span></text:span></text:p>
      <text:p text:style-name="P9"><text:span text:style-name="Source_20_Text"><text:span text:style-name="T5">│ <text:s text:c="2"/>├── </text:span></text:span><text:span text:style-name="Source_20_Text"><text:span text:style-name="T3">main.js</text:span></text:span></text:p>
      <text:p text:style-name="P9"><text:span text:style-name="Source_20_Text"><text:span text:style-name="T5">│ <text:s text:c="2"/>├── </text:span></text:span><text:span text:style-name="Source_20_Text"><text:span text:style-name="T3">registerServiceWorker.js</text:span></text:span></text:p>
      <text:p text:style-name="P9"><text:span text:style-name="Source_20_Text"><text:span text:style-name="T5">│ <text:s text:c="2"/>└── </text:span></text:span><text:span text:style-name="Source_20_Text"><text:span text:style-name="T3">index.html</text:span></text:span></text:p>
      <text:p text:style-name="P9"><text:span text:style-name="Source_20_Text"><text:span text:style-name="T5">└── </text:span></text:span><text:span text:style-name="Source_20_Text"><text:span text:style-name="T3">vue.config.js</text:span></text:span></text:p>
      <text:p text:style-name="P2">Here's a brief overview of the files in your project:</text:p>
      <text:list text:style-name="L18">
        <text:list-item>
          <text:p text:style-name="P23"><text:span text:style-name="Source_20_Text"><text:span text:style-name="T4">dist/my-vue-app.js</text:span></text:span><text:span text:style-name="T2">: The output file for your Vue app.</text:span></text:p>
        </text:list-item>
        <text:list-item>
          <text:p text:style-name="P23"><text:span text:style-name="Source_20_Text"><text:span text:style-name="T4">src/app.vue</text:span></text:span><text:span text:style-name="T2">: The main application component.</text:span></text:p>
        </text:list-item>
        <text:list-item>
          <text:p text:style-name="P23"><text:span text:style-name="Source_20_Text"><text:span text:style-name="T4">src/main.js</text:span></text:span><text:span text:style-name="T2">: The entry point for your Vue app.</text:span></text:p>
        </text:list-item>
        <text:list-item>
          <text:p text:style-name="P23"><text:span text:style-name="Source_20_Text"><text:span text:style-name="T4">src/registerServiceWorker.js</text:span></text:span><text:span text:style-name="T2">: Registers the service worker for your app.</text:span></text:p>
        </text:list-item>
        <text:list-item>
          <text:p text:style-name="P23"><text:span text:style-name="Source_20_Text"><text:span text:style-name="T4">src/index.html</text:span></text:span><text:span text:style-name="T2">: The HTML template for your app.</text:span></text:p>
        </text:list-item>
        <text:list-item>
          <text:p text:style-name="P23"><text:soft-page-break/><text:span text:style-name="Source_20_Text"><text:span text:style-name="T4">vue.config.js</text:span></text:span><text:span text:style-name="T2">: Configuration file for your project.</text:span></text:p>
        </text:list-item>
      </text:list>
      <text:p text:style-name="Standard"/>
      <text:p text:style-name="P7"><text:span text:style-name="Strong_20_Emphasis"><text:span text:style-name="T1">Understanding the Vue Instance</text:span></text:span></text:p>
      <text:p text:style-name="P1"><text:span text:style-name="T2">In Vue, a </text:span><text:span text:style-name="Strong_20_Emphasis"><text:span text:style-name="T1">vue instance</text:span></text:span><text:span text:style-name="T2"> is an object that represents the application's state and provides methods for updating and rendering the DOM.</text:span></text:p>
      <text:p text:style-name="P2">Here's an overview of the main properties and methods of a Vue instance:</text:p>
      <text:list text:style-name="L19">
        <text:list-item>
          <text:p text:style-name="P24"><text:span text:style-name="Strong_20_Emphasis"><text:span text:style-name="Source_20_Text"><text:span text:style-name="T6">el</text:span></text:span></text:span><text:span text:style-name="T2">: The element to render the app to.</text:span></text:p>
        </text:list-item>
        <text:list-item>
          <text:p text:style-name="P24"><text:span text:style-name="Strong_20_Emphasis"><text:span text:style-name="Source_20_Text"><text:span text:style-name="T6">data</text:span></text:span></text:span><text:span text:style-name="T2">: An object containing data properties that can be updated by the app.</text:span></text:p>
        </text:list-item>
        <text:list-item>
          <text:p text:style-name="P24"><text:span text:style-name="Strong_20_Emphasis"><text:span text:style-name="Source_20_Text"><text:span text:style-name="T6">methods</text:span></text:span></text:span><text:span text:style-name="T2">: An object containing functions that can be called from templates or elsewhere in the code.</text:span></text:p>
        </text:list-item>
        <text:list-item>
          <text:p text:style-name="P24"><text:span text:style-name="Strong_20_Emphasis"><text:span text:style-name="Source_20_Text"><text:span text:style-name="T6">components</text:span></text:span></text:span><text:span text:style-name="T2">: A registry of child components that can be used within the template.</text:span></text:p>
        </text:list-item>
      </text:list>
      <text:p text:style-name="P1"><text:span text:style-name="Strong_20_Emphasis"><text:span text:style-name="T1">Creating a Vue Instance</text:span></text:span></text:p>
      <text:p text:style-name="P25"><text:span text:style-name="T2">To create a new Vue instance, you pass an options object to the </text:span><text:span text:style-name="Source_20_Text"><text:span text:style-name="T4">new Vue()</text:span></text:span><text:span text:style-name="T2"> constructor:</text:span></text:p>
      <text:p text:style-name="P9"><text:span text:style-name="Source_20_Text"><text:span text:style-name="T3">const app = new Vue({</text:span></text:span></text:p>
      <text:p text:style-name="P9"><text:span text:style-name="Source_20_Text"><text:span text:style-name="T5"><text:s text:c="2"/></text:span></text:span><text:span text:style-name="Source_20_Text"><text:span text:style-name="T3">el: '#app',</text:span></text:span></text:p>
      <text:p text:style-name="P9"><text:span text:style-name="Source_20_Text"><text:span text:style-name="T5"><text:s text:c="2"/></text:span></text:span><text:span text:style-name="Source_20_Text"><text:span text:style-name="T3">data: {</text:span></text:span></text:p>
      <text:p text:style-name="P9"><text:span text:style-name="Source_20_Text"><text:span text:style-name="T5"><text:s text:c="4"/></text:span></text:span><text:span text:style-name="Source_20_Text"><text:span text:style-name="T3">count: 0,</text:span></text:span></text:p>
      <text:p text:style-name="P9"><text:span text:style-name="Source_20_Text"><text:span text:style-name="T5"><text:s text:c="4"/></text:span></text:span><text:span text:style-name="Source_20_Text"><text:span text:style-name="T3">name: 'John'</text:span></text:span></text:p>
      <text:p text:style-name="P9"><text:span text:style-name="Source_20_Text"><text:span text:style-name="T5"><text:s text:c="2"/></text:span></text:span><text:span text:style-name="Source_20_Text"><text:span text:style-name="T3">},</text:span></text:span></text:p>
      <text:p text:style-name="P9"><text:span text:style-name="Source_20_Text"><text:span text:style-name="T5"><text:s text:c="2"/></text:span></text:span><text:span text:style-name="Source_20_Text"><text:span text:style-name="T3">methods: {</text:span></text:span></text:p>
      <text:p text:style-name="P9"><text:span text:style-name="Source_20_Text"><text:span text:style-name="T5"><text:s text:c="4"/></text:span></text:span><text:span text:style-name="Source_20_Text"><text:span text:style-name="T3">incrementCount() {</text:span></text:span></text:p>
      <text:p text:style-name="P9"><text:span text:style-name="Source_20_Text"><text:span text:style-name="T5"><text:s text:c="6"/></text:span></text:span><text:span text:style-name="Source_20_Text"><text:span text:style-name="T3">this.count++;</text:span></text:span></text:p>
      <text:p text:style-name="P9"><text:span text:style-name="Source_20_Text"><text:span text:style-name="T5"><text:s text:c="4"/></text:span></text:span><text:span text:style-name="Source_20_Text"><text:span text:style-name="T3">}</text:span></text:span></text:p>
      <text:p text:style-name="P9"><text:span text:style-name="Source_20_Text"><text:span text:style-name="T5"><text:s text:c="2"/></text:span></text:span><text:span text:style-name="Source_20_Text"><text:span text:style-name="T3">}</text:span></text:span></text:p>
      <text:p text:style-name="P9"><text:span text:style-name="Source_20_Text"><text:span text:style-name="T3">});</text:span></text:span></text:p>
      <text:p text:style-name="P1"><text:span text:style-name="Strong_20_Emphasis"><text:span text:style-name="T1">Template Syntax</text:span></text:span></text:p>
      <text:p text:style-name="P2">In Vue, templates are used to define the structure and behavior of your app. Template syntax is similar to HTML, but with some additional features:</text:p>
      <text:list text:style-name="L20">
        <text:list-item>
          <text:p text:style-name="P26"><text:span text:style-name="Strong_20_Emphasis"><text:span text:style-name="Source_20_Text"><text:span text:style-name="T6">v-if</text:span></text:span></text:span><text:span text:style-name="T2">: Conditionally render a component or element.</text:span></text:p>
        </text:list-item>
        <text:list-item>
          <text:p text:style-name="P26"><text:span text:style-name="Strong_20_Emphasis"><text:span text:style-name="Source_20_Text"><text:span text:style-name="T6">v-for</text:span></text:span></text:span><text:span text:style-name="T2">: Loop over an array and render an element for each item.</text:span></text:p>
        </text:list-item>
        <text:list-item>
          <text:p text:style-name="P26"><text:span text:style-name="Strong_20_Emphasis"><text:span text:style-name="Source_20_Text"><text:span text:style-name="T6">v-bind</text:span></text:span></text:span><text:span text:style-name="T2">: Bind a value from the data object to an attribute on an element.</text:span></text:p>
        </text:list-item>
        <text:list-item>
          <text:p text:style-name="P26"><text:span text:style-name="Strong_20_Emphasis"><text:span text:style-name="Source_20_Text"><text:span text:style-name="T6">{{ }}</text:span></text:span></text:span><text:span text:style-name="T2">: Interpolation, which allows you to display data properties in your template.</text:span></text:p>
        </text:list-item>
      </text:list>
      <text:p text:style-name="P1"><text:span text:style-name="Strong_20_Emphasis"><text:span text:style-name="T1">Interpolation</text:span></text:span></text:p>
      <text:p text:style-name="P25"><text:soft-page-break/><text:span text:style-name="T2">In Vue, interpolation is used to display dynamic data in your templates. The </text:span><text:span text:style-name="Source_20_Text"><text:span text:style-name="T4">{{ }}</text:span></text:span><text:span text:style-name="T2"> syntax allows you to use JavaScript expressions inside your template:</text:span></text:p>
      <text:p text:style-name="P9"><text:span text:style-name="Source_20_Text"><text:span text:style-name="T3">&lt;div&gt;{{ name }}&lt;/div&gt;</text:span></text:span></text:p>
      <text:p text:style-name="P25"><text:span text:style-name="T2">In this example, the value of </text:span><text:span text:style-name="Source_20_Text"><text:span text:style-name="T4">name</text:span></text:span><text:span text:style-name="T2"> will be displayed inside the </text:span><text:span text:style-name="Source_20_Text"><text:span text:style-name="T4">&lt;div&gt;</text:span></text:span><text:span text:style-name="T2"> element.</text:span></text:p>
      <text:p text:style-name="P1"><text:span text:style-name="Strong_20_Emphasis"><text:span text:style-name="T1">Interpolation Examples</text:span></text:span></text:p>
      <text:p text:style-name="P2">Here are a few more examples of interpolation:</text:p>
      <text:list text:style-name="L21">
        <text:list-item>
          <text:p text:style-name="P27"><text:span text:style-name="Strong_20_Emphasis"><text:span text:style-name="T1">String interpolation</text:span></text:span><text:span text:style-name="T2">: Display a string with values from data properties:</text:span></text:p>
        </text:list-item>
      </text:list>
      <text:p text:style-name="P9"><text:span text:style-name="Source_20_Text"><text:span text:style-name="T3">&lt;p&gt;My name is {{ name }}.&lt;/p&gt;</text:span></text:span></text:p>
      <text:list text:style-name="L22">
        <text:list-item>
          <text:p text:style-name="P28"><text:span text:style-name="Strong_20_Emphasis"><text:span text:style-name="T1">Number interpolation</text:span></text:span><text:span text:style-name="T2">: Display a number with values from data properties:</text:span></text:p>
        </text:list-item>
      </text:list>
      <text:p text:style-name="P9"><text:span text:style-name="Source_20_Text"><text:span text:style-name="T3">&lt;p&gt;The count is {{ count }}.&lt;/p&gt;</text:span></text:span></text:p>
      <text:list text:style-name="L23">
        <text:list-item>
          <text:p text:style-name="P29"><text:span text:style-name="Strong_20_Emphasis"><text:span text:style-name="T1">Boolean interpolation</text:span></text:span><text:span text:style-name="T2">: Display a boolean value as "true" or "false":</text:span></text:p>
        </text:list-item>
      </text:list>
      <text:p text:style-name="P9"><text:span text:style-name="Source_20_Text"><text:span text:style-name="T3">&lt;p&gt;Is it true? {{ false }}&lt;/p&gt;</text:span></text:span></text:p>
      <text:p text:style-name="P1"><text:span text:style-name="Strong_20_Emphasis"><text:span text:style-name="T1">Interpolation with Conditionals</text:span></text:span></text:p>
      <text:p text:style-name="P25"><text:span text:style-name="T2">You can use interpolation inside conditionals, like </text:span><text:span text:style-name="Source_20_Text"><text:span text:style-name="T4">v-if</text:span></text:span><text:span text:style-name="T2">:</text:span></text:p>
      <text:p text:style-name="P9"><text:span text:style-name="Source_20_Text"><text:span text:style-name="T3">&lt;div v-if="isAdmin"&gt;</text:span></text:span></text:p>
      <text:p text:style-name="P9"><text:span text:style-name="Source_20_Text"><text:span text:style-name="T5"><text:s text:c="2"/></text:span></text:span><text:span text:style-name="Source_20_Text"><text:span text:style-name="T3">You are an admin!</text:span></text:span></text:p>
      <text:p text:style-name="P9"><text:span text:style-name="Source_20_Text"><text:span text:style-name="T3">&lt;/div&gt;</text:span></text:span></text:p>
      <text:p text:style-name="P25"><text:span text:style-name="T2">In this example, the </text:span><text:span text:style-name="Source_20_Text"><text:span text:style-name="T4">&lt;div&gt;</text:span></text:span><text:span text:style-name="T2"> element will only render if the value of </text:span><text:span text:style-name="Source_20_Text"><text:span text:style-name="T4">isAdmin</text:span></text:span><text:span text:style-name="T2"> is true.</text:span></text:p>
      <text:p text:style-name="Standard"/>
      <text:p text:style-name="P7"><text:span text:style-name="Strong_20_Emphasis"><text:span text:style-name="T1">Creating a Simple "Hello World" Vue App with Vue CLI</text:span></text:span></text:p>
      <text:p text:style-name="P2">In this example, we'll create a new Vue app using the Vue CLI and add a "Hello World" component.</text:p>
      <text:p text:style-name="P1"><text:span text:style-name="Strong_20_Emphasis"><text:span text:style-name="T1">Step 1: Install Vue CLI</text:span></text:span></text:p>
      <text:p text:style-name="P2">If you haven't already, install the Vue CLI globally:</text:p>
      <text:p text:style-name="P9"><text:span text:style-name="Source_20_Text"><text:span text:style-name="T3">npm install -g @vue/cli</text:span></text:span></text:p>
      <text:p text:style-name="P1"><text:span text:style-name="Strong_20_Emphasis"><text:span text:style-name="T1">Step 2: Create a New Project</text:span></text:span></text:p>
      <text:p text:style-name="P2">Create a new directory for your project and navigate into it:</text:p>
      <text:p text:style-name="P9"><text:span text:style-name="Source_20_Text"><text:span text:style-name="T3">mkdir hello-world-app</text:span></text:span></text:p>
      <text:p text:style-name="P9"><text:span text:style-name="Source_20_Text"><text:span text:style-name="T3">cd hello-world-app</text:span></text:span></text:p>
      <text:p text:style-name="P2">Then, run the following command to create a new Vue app using the Vue CLI:</text:p>
      <text:p text:style-name="P9"><text:span text:style-name="Source_20_Text"><text:span text:style-name="T3">vue create .</text:span></text:span></text:p>
      <text:p text:style-name="P2">Follow the prompts to set up your project. For this example, we'll choose the default options.</text:p>
      <text:p text:style-name="P1"><text:span text:style-name="Strong_20_Emphasis"><text:span text:style-name="T1">Step 3: Create the "Hello World" Component</text:span></text:span></text:p>
      <text:p text:style-name="P25"><text:span text:style-name="T2">In the </text:span><text:span text:style-name="Source_20_Text"><text:span text:style-name="T4">src</text:span></text:span><text:span text:style-name="T2"> directory, create a new file called </text:span><text:span text:style-name="Source_20_Text"><text:span text:style-name="T4">App.vue</text:span></text:span><text:span text:style-name="T2">. This will be our main application component.</text:span></text:p>
      <text:p text:style-name="P9"><text:span text:style-name="Source_20_Text"><text:span text:style-name="T3">touch src/App.vue</text:span></text:span></text:p>
      <text:p text:style-name="P25"><text:span text:style-name="T2">Open the </text:span><text:span text:style-name="Source_20_Text"><text:span text:style-name="T4">App.vue</text:span></text:span><text:span text:style-name="T2"> file in your code editor and add the following HTML:</text:span></text:p>
      <text:p text:style-name="P9"><text:span text:style-name="Source_20_Text"><text:span text:style-name="T3">&lt;template&gt;</text:span></text:span></text:p>
      <text:p text:style-name="P9"><text:span text:style-name="Source_20_Text"><text:span text:style-name="T5"><text:s text:c="2"/></text:span></text:span><text:span text:style-name="Source_20_Text"><text:span text:style-name="T3">&lt;div id="app"&gt;</text:span></text:span></text:p>
      <text:p text:style-name="P9"><text:span text:style-name="Source_20_Text"><text:span text:style-name="T5"><text:s text:c="4"/></text:span></text:span><text:span text:style-name="Source_20_Text"><text:span text:style-name="T3">&lt;h1&gt;Hello World!&lt;/h1&gt;</text:span></text:span></text:p>
      <text:p text:style-name="P9"><text:span text:style-name="Source_20_Text"><text:span text:style-name="T5"><text:s text:c="2"/></text:span></text:span><text:span text:style-name="Source_20_Text"><text:span text:style-name="T3">&lt;/div&gt;</text:span></text:span></text:p>
      <text:p text:style-name="P9"><text:span text:style-name="Source_20_Text"><text:span text:style-name="T3">&lt;/template&gt;</text:span></text:span></text:p>
      <text:p text:style-name="P9"/>
      <text:p text:style-name="P9"><text:span text:style-name="Source_20_Text"><text:span text:style-name="T3">&lt;script&gt;</text:span></text:span></text:p>
      <text:p text:style-name="P9"><text:span text:style-name="Source_20_Text"><text:span text:style-name="T3">export default {</text:span></text:span></text:p>
      <text:p text:style-name="P9"><text:span text:style-name="Source_20_Text"><text:span text:style-name="T5"><text:s text:c="2"/></text:span></text:span><text:span text:style-name="Source_20_Text"><text:span text:style-name="T3">name: 'App'</text:span></text:span></text:p>
      <text:p text:style-name="P9"><text:span text:style-name="Source_20_Text"><text:span text:style-name="T3">}</text:span></text:span></text:p>
      <text:p text:style-name="P9"><text:span text:style-name="Source_20_Text"><text:span text:style-name="T3">&lt;/script&gt;</text:span></text:span></text:p>
      <text:p text:style-name="P9"/>
      <text:p text:style-name="P9"><text:span text:style-name="Source_20_Text"><text:span text:style-name="T3">&lt;style&gt;</text:span></text:span></text:p>
      <text:p text:style-name="P9"><text:span text:style-name="Source_20_Text"><text:span text:style-name="T3">/* Add some basic styling to our app */</text:span></text:span></text:p>
      <text:p text:style-name="P9"><text:soft-page-break/><text:span text:style-name="Source_20_Text"><text:span text:style-name="T3">#app {</text:span></text:span></text:p>
      <text:p text:style-name="P9"><text:span text:style-name="Source_20_Text"><text:span text:style-name="T5"><text:s text:c="2"/></text:span></text:span><text:span text:style-name="Source_20_Text"><text:span text:style-name="T3">font-family: Arial, sans-serif;</text:span></text:span></text:p>
      <text:p text:style-name="P9"><text:span text:style-name="Source_20_Text"><text:span text:style-name="T5"><text:s text:c="2"/></text:span></text:span><text:span text:style-name="Source_20_Text"><text:span text:style-name="T3">width: 100%;</text:span></text:span></text:p>
      <text:p text:style-name="P9"><text:span text:style-name="Source_20_Text"><text:span text:style-name="T5"><text:s text:c="2"/></text:span></text:span><text:span text:style-name="Source_20_Text"><text:span text:style-name="T3">height: 100vh;</text:span></text:span></text:p>
      <text:p text:style-name="P9"><text:span text:style-name="Source_20_Text"><text:span text:style-name="T5"><text:s text:c="2"/></text:span></text:span><text:span text:style-name="Source_20_Text"><text:span text:style-name="T3">display: flex;</text:span></text:span></text:p>
      <text:p text:style-name="P9"><text:span text:style-name="Source_20_Text"><text:span text:style-name="T5"><text:s text:c="2"/></text:span></text:span><text:span text:style-name="Source_20_Text"><text:span text:style-name="T3">justify-content: center;</text:span></text:span></text:p>
      <text:p text:style-name="P9"><text:span text:style-name="Source_20_Text"><text:span text:style-name="T5"><text:s text:c="2"/></text:span></text:span><text:span text:style-name="Source_20_Text"><text:span text:style-name="T3">align-items: center;</text:span></text:span></text:p>
      <text:p text:style-name="P9"><text:span text:style-name="Source_20_Text"><text:span text:style-name="T3">}</text:span></text:span></text:p>
      <text:p text:style-name="P9"/>
      <text:p text:style-name="P9"><text:span text:style-name="Source_20_Text"><text:span text:style-name="T3">h1 {</text:span></text:span></text:p>
      <text:p text:style-name="P9"><text:span text:style-name="Source_20_Text"><text:span text:style-name="T5"><text:s text:c="2"/></text:span></text:span><text:span text:style-name="Source_20_Text"><text:span text:style-name="T3">color: #00698f;</text:span></text:span></text:p>
      <text:p text:style-name="P9"><text:span text:style-name="Source_20_Text"><text:span text:style-name="T3">}</text:span></text:span></text:p>
      <text:p text:style-name="P9"><text:span text:style-name="Source_20_Text"><text:span text:style-name="T3">&lt;/style&gt;</text:span></text:span></text:p>
      <text:p text:style-name="P25"><text:span text:style-name="T2">This component uses the </text:span><text:span text:style-name="Source_20_Text"><text:span text:style-name="T4">template</text:span></text:span><text:span text:style-name="T2"> and </text:span><text:span text:style-name="Source_20_Text"><text:span text:style-name="T4">script</text:span></text:span><text:span text:style-name="T2"> sections to define the HTML structure and JavaScript logic for our app.</text:span></text:p>
      <text:p text:style-name="P1"><text:span text:style-name="Strong_20_Emphasis"><text:span text:style-name="T1">Step 4: Render the App</text:span></text:span></text:p>
      <text:p text:style-name="P25"><text:span text:style-name="T2">Open the </text:span><text:span text:style-name="Source_20_Text"><text:span text:style-name="T4">main.js</text:span></text:span><text:span text:style-name="T2"> file in your code editor and add the following code:</text:span></text:p>
      <text:p text:style-name="P9"><text:span text:style-name="Source_20_Text"><text:span text:style-name="T3">import Vue from 'vue'</text:span></text:span></text:p>
      <text:p text:style-name="P9"><text:span text:style-name="Source_20_Text"><text:span text:style-name="T3">import App from './App.vue'</text:span></text:span></text:p>
      <text:p text:style-name="P9"/>
      <text:p text:style-name="P9"><text:span text:style-name="Source_20_Text"><text:span text:style-name="T3">Vue.createApp(App).mount('#app')</text:span></text:span></text:p>
      <text:p text:style-name="P25"><text:span text:style-name="T2">This code creates a new Vue app instance and mounts it to the </text:span><text:span text:style-name="Source_20_Text"><text:span text:style-name="T4">&lt;div id="app"&gt;</text:span></text:span><text:span text:style-name="T2"> element.</text:span></text:p>
      <text:p text:style-name="P1"><text:span text:style-name="Strong_20_Emphasis"><text:span text:style-name="T1">Step 5: Run the App</text:span></text:span></text:p>
      <text:p text:style-name="P2">Finally, run the following command to start your app:</text:p>
      <text:p text:style-name="P9"><text:span text:style-name="Source_20_Text"><text:span text:style-name="T3">npm run serve</text:span></text:span></text:p>
      <text:p text:style-name="P2">This will start a development server and open your app in your default web browser.</text:p>
      <text:p text:style-name="P25"><text:span text:style-name="T2">That's it! You've successfully created a simple "Hello World" Vue app using the Vue CLI. Open </text:span><text:span text:style-name="Source_20_Text"><text:span text:style-name="T4">http://localhost:8080</text:span></text:span><text:span text:style-name="T2"> in your browser to see your app in action.</text:span></text:p>
      <text:p text:style-name="P1"><text:span text:style-name="Strong_20_Emphasis"><text:span text:style-name="T1">App Directory Structure</text:span></text:span></text:p>
      <text:p text:style-name="P2">Here's what your project directory structure should look like:</text:p>
      <text:p text:style-name="P9"><text:span text:style-name="Source_20_Text"><text:span text:style-name="T3">hello-world-app/</text:span></text:span></text:p>
      <text:p text:style-name="P9"><text:span text:style-name="Source_20_Text"><text:span text:style-name="T3">src/</text:span></text:span></text:p>
      <text:p text:style-name="P9"><text:span text:style-name="Source_20_Text"><text:span text:style-name="T3">App.vue</text:span></text:span></text:p>
      <text:p text:style-name="P9"><text:span text:style-name="Source_20_Text"><text:span text:style-name="T3">main.js</text:span></text:span></text:p>
      <text:p text:style-name="P9"><text:soft-page-break/><text:span text:style-name="Source_20_Text"><text:span text:style-name="T3">public/</text:span></text:span></text:p>
      <text:p text:style-name="P9"><text:span text:style-name="Source_20_Text"><text:span text:style-name="T3">index.html</text:span></text:span></text:p>
      <text:p text:style-name="P9"><text:span text:style-name="Source_20_Text"><text:span text:style-name="T3">package.json</text:span></text:span></text:p>
      <text:p text:style-name="P2">This is a basic setup for a Vue app. You can add more components, templates, and styles to build out your app as needed.</text:p>
      <text:p text:style-name="P1"><text:span text:style-name="Strong_20_Emphasis"><text:span text:style-name="T1">Exploring the Project Structure Generated by Vue CLI</text:span></text:span></text:p>
      <text:p text:style-name="P2">When you create a new Vue project using the Vue CLI, it generates a basic directory structure that includes various folders and files to help you get started with your project.</text:p>
      <text:p text:style-name="P2">Here's an overview of the main directories and files:</text:p>
      <text:list text:style-name="L24">
        <text:list-item>
          <text:p text:style-name="P30"><text:span text:style-name="Strong_20_Emphasis"><text:span text:style-name="Source_20_Text"><text:span text:style-name="T6">dist</text:span></text:span></text:span><text:span text:style-name="T2">: This folder contains compiled JavaScript files for your app. When you run </text:span><text:span text:style-name="Source_20_Text"><text:span text:style-name="T4">npm run build</text:span></text:span><text:span text:style-name="T2">, the Vue compiler compiles your templates and components into these files.</text:span></text:p>
        </text:list-item>
        <text:list-item>
          <text:p text:style-name="P30"><text:span text:style-name="Strong_20_Emphasis"><text:span text:style-name="Source_20_Text"><text:span text:style-name="T6">src</text:span></text:span></text:span><text:span text:style-name="T2">: This is the root directory for your source code. Inside this folder, you'll find:</text:span></text:p>
          <text:list>
            <text:list-item>
              <text:p text:style-name="P30"><text:span text:style-name="Strong_20_Emphasis"><text:span text:style-name="Source_20_Text"><text:span text:style-name="T6">App.vue</text:span></text:span></text:span><text:span text:style-name="T2">: The main application component.</text:span></text:p>
            </text:list-item>
            <text:list-item>
              <text:p text:style-name="P30"><text:span text:style-name="Strong_20_Emphasis"><text:span text:style-name="Source_20_Text"><text:span text:style-name="T6">main.js</text:span></text:span></text:span><text:span text:style-name="T2">: The entry point of your app, which creates a new Vue instance and mounts it to the DOM.</text:span></text:p>
            </text:list-item>
          </text:list>
        </text:list-item>
        <text:list-item>
          <text:p text:style-name="P30"><text:span text:style-name="Strong_20_Emphasis"><text:span text:style-name="Source_20_Text"><text:span text:style-name="T6">public</text:span></text:span></text:span><text:span text:style-name="T2">:</text:span></text:p>
          <text:list>
            <text:list-item>
              <text:p text:style-name="P30"><text:span text:style-name="Strong_20_Emphasis"><text:span text:style-name="Source_20_Text"><text:span text:style-name="T6">index.html</text:span></text:span></text:span><text:span text:style-name="T2">: The default index file that serves as the entry point for your app. This is where you'll see the output of your compiled JavaScript files.</text:span></text:p>
            </text:list-item>
            <text:list-item>
              <text:p text:style-name="P30"><text:span text:style-name="Strong_20_Emphasis"><text:span text:style-name="Source_20_Text"><text:span text:style-name="T6">favicon.ico</text:span></text:span></text:span><text:span text:style-name="T2">: The favicon for your app's website.</text:span></text:p>
            </text:list-item>
          </text:list>
        </text:list-item>
        <text:list-item>
          <text:p text:style-name="P30"><text:span text:style-name="Strong_20_Emphasis"><text:span text:style-name="Source_20_Text"><text:span text:style-name="T6">node_modules</text:span></text:span></text:span><text:span text:style-name="T2">: A folder containing installed dependencies and modules required by your project.</text:span></text:p>
        </text:list-item>
        <text:list-item>
          <text:p text:style-name="P30"><text:span text:style-name="Strong_20_Emphasis"><text:span text:style-name="Source_20_Text"><text:span text:style-name="T6">.gitignore</text:span></text:span></text:span><text:span text:style-name="T2">:</text:span></text:p>
          <text:list>
            <text:list-item>
              <text:p text:style-name="P31">A file that tells Git which files to ignore in your repository.</text:p>
            </text:list-item>
          </text:list>
        </text:list-item>
      </text:list>
      <text:p text:style-name="P2">Let's take a closer look at some of the key components:</text:p>
      <text:h text:style-name="P32" text:outline-level="3">App.vue</text:h>
      <text:p text:style-name="P2">This is the main application component. It includes:</text:p>
      <text:list text:style-name="L25">
        <text:list-item>
          <text:p text:style-name="P33"><text:span text:style-name="Strong_20_Emphasis"><text:span text:style-name="Source_20_Text"><text:span text:style-name="T6">template</text:span></text:span></text:span><text:span text:style-name="T2">: The HTML template for this component, where you can add your JSX or inline templates.</text:span></text:p>
        </text:list-item>
        <text:list-item>
          <text:p text:style-name="P33"><text:span text:style-name="Strong_20_Emphasis"><text:span text:style-name="Source_20_Text"><text:span text:style-name="T6">script</text:span></text:span></text:span><text:span text:style-name="T2">: A JavaScript file that defines the logic and behavior of this component.</text:span></text:p>
        </text:list-item>
      </text:list>
      <text:p text:style-name="P9"><text:span text:style-name="Source_20_Text"><text:span text:style-name="T3">&lt;template&gt;</text:span></text:span></text:p>
      <text:p text:style-name="P9"><text:span text:style-name="Source_20_Text"><text:span text:style-name="T5"><text:s text:c="2"/></text:span></text:span><text:span text:style-name="Source_20_Text"><text:span text:style-name="T3">&lt;!-- Template content here --&gt;</text:span></text:span></text:p>
      <text:p text:style-name="P9"><text:soft-page-break/><text:span text:style-name="Source_20_Text"><text:span text:style-name="T3">&lt;/template&gt;</text:span></text:span></text:p>
      <text:p text:style-name="P9"/>
      <text:p text:style-name="P9"><text:span text:style-name="Source_20_Text"><text:span text:style-name="T3">&lt;script&gt;</text:span></text:span></text:p>
      <text:p text:style-name="P9"><text:span text:style-name="Source_20_Text"><text:span text:style-name="T3">export default {</text:span></text:span></text:p>
      <text:p text:style-name="P9"><text:span text:style-name="Source_20_Text"><text:span text:style-name="T5"><text:s text:c="2"/></text:span></text:span><text:span text:style-name="Source_20_Text"><text:span text:style-name="T3">// Script content here</text:span></text:span></text:p>
      <text:p text:style-name="P9"><text:span text:style-name="Source_20_Text"><text:span text:style-name="T3">}</text:span></text:span></text:p>
      <text:p text:style-name="P9"><text:span text:style-name="Source_20_Text"><text:span text:style-name="T3">&lt;/script&gt;</text:span></text:span></text:p>
      <text:p text:style-name="P9"/>
      <text:p text:style-name="P9"><text:span text:style-name="Source_20_Text"><text:span text:style-name="T3">&lt;style&gt;</text:span></text:span></text:p>
      <text:p text:style-name="P9"><text:span text:style-name="Source_20_Text"><text:span text:style-name="T3">/* Inline styles for this component */</text:span></text:span></text:p>
      <text:p text:style-name="P9"><text:span text:style-name="Source_20_Text"><text:span text:style-name="T3">&lt;/style&gt;</text:span></text:span></text:p>
      <text:h text:style-name="P32" text:outline-level="3">main.js</text:h>
      <text:p text:style-name="P2">This is where you create a new Vue instance and mount it to the DOM:</text:p>
      <text:p text:style-name="P9"><text:span text:style-name="Source_20_Text"><text:span text:style-name="T3">import Vue from 'vue'</text:span></text:span></text:p>
      <text:p text:style-name="P9"><text:span text:style-name="Source_20_Text"><text:span text:style-name="T3">import App from './App.vue'</text:span></text:span></text:p>
      <text:p text:style-name="P9"/>
      <text:p text:style-name="P9"><text:span text:style-name="Source_20_Text"><text:span text:style-name="T3">Vue.createApp(App).mount('#app')</text:span></text:span></text:p>
      <text:h text:style-name="P32" text:outline-level="3">index.html</text:h>
      <text:p text:style-name="P25"><text:span text:style-name="T2">This file serves as the entry point for your app. It includes a </text:span><text:span text:style-name="Source_20_Text"><text:span text:style-name="T4">&lt;div id="app"&gt;</text:span></text:span><text:span text:style-name="T2"> container where your compiled JavaScript files will be rendered.</text:span></text:p>
      <text:p text:style-name="P9"><text:span text:style-name="Source_20_Text"><text:span text:style-name="T3">&lt;!DOCTYPE html&gt;</text:span></text:span></text:p>
      <text:p text:style-name="P9"><text:span text:style-name="Source_20_Text"><text:span text:style-name="T3">&lt;html lang="en"&gt;</text:span></text:span></text:p>
      <text:p text:style-name="P9"><text:span text:style-name="Source_20_Text"><text:span text:style-name="T3">&lt;head&gt;</text:span></text:span></text:p>
      <text:p text:style-name="P9"><text:span text:style-name="Source_20_Text"><text:span text:style-name="T5"><text:s text:c="4"/></text:span></text:span><text:span text:style-name="Source_20_Text"><text:span text:style-name="T3">&lt;meta charset="UTF-8"&gt;</text:span></text:span></text:p>
      <text:p text:style-name="P9"><text:span text:style-name="Source_20_Text"><text:span text:style-name="T5"><text:s text:c="4"/></text:span></text:span><text:span text:style-name="Source_20_Text"><text:span text:style-name="T3">&lt;title&gt;Hello World App&lt;/title&gt;</text:span></text:span></text:p>
      <text:p text:style-name="P9"><text:span text:style-name="Source_20_Text"><text:span text:style-name="T5"><text:s text:c="4"/></text:span></text:span><text:span text:style-name="Source_20_Text"><text:span text:style-name="T3">&lt;link rel="stylesheet" href="styles.css"&gt;</text:span></text:span></text:p>
      <text:p text:style-name="P9"><text:span text:style-name="Source_20_Text"><text:span text:style-name="T3">&lt;/head&gt;</text:span></text:span></text:p>
      <text:p text:style-name="P9"/>
      <text:p text:style-name="P9"><text:span text:style-name="Source_20_Text"><text:span text:style-name="T3">&lt;body&gt;</text:span></text:span></text:p>
      <text:p text:style-name="P9"><text:span text:style-name="Source_20_Text"><text:span text:style-name="T5"><text:s text:c="4"/></text:span></text:span><text:span text:style-name="Source_20_Text"><text:span text:style-name="T3">&lt;div id="app"&gt;&lt;/div&gt;</text:span></text:span></text:p>
      <text:p text:style-name="P9"/>
      <text:p text:style-name="P9"><text:span text:style-name="Source_20_Text"><text:span text:style-name="T5"><text:s text:c="4"/></text:span></text:span><text:span text:style-name="Source_20_Text"><text:span text:style-name="T3">&lt;!-- Bundle of compiled JavaScript and CSS files --&gt;</text:span></text:span></text:p>
      <text:p text:style-name="P9"><text:span text:style-name="Source_20_Text"><text:span text:style-name="T5"><text:s text:c="4"/></text:span></text:span><text:span text:style-name="Source_20_Text"><text:span text:style-name="T3">&lt;script src="main.js"&gt;&lt;/script&gt;</text:span></text:span></text:p>
      <text:p text:style-name="P9"><text:span text:style-name="Source_20_Text"><text:span text:style-name="T3">&lt;/body&gt;</text:span></text:span></text:p>
      <text:p text:style-name="P9"><text:soft-page-break/><text:span text:style-name="Source_20_Text"><text:span text:style-name="T3">&lt;/html&gt;</text:span></text:span></text:p>
      <text:h text:style-name="P32" text:outline-level="3">styles.css</text:h>
      <text:p text:style-name="P2">This file contains any custom CSS styles you want to apply to your app.</text:p>
      <text:p text:style-name="P9"><text:span text:style-name="Source_20_Text"><text:span text:style-name="T3">/* Custom styles here */</text:span></text:span></text:p>
      <text:h text:style-name="P32" text:outline-level="3">package.json</text:h>
      <text:p text:style-name="P2">This file defines the dependencies required by your project, including the Vue framework itself:</text:p>
      <text:p text:style-name="P9"><text:span text:style-name="Source_20_Text"><text:span text:style-name="T3">{</text:span></text:span></text:p>
      <text:p text:style-name="P9"><text:span text:style-name="Source_20_Text"><text:span text:style-name="T5"><text:s text:c="4"/></text:span></text:span><text:span text:style-name="Source_20_Text"><text:span text:style-name="T3">"name": "hello-world-app",</text:span></text:span></text:p>
      <text:p text:style-name="P9"><text:span text:style-name="Source_20_Text"><text:span text:style-name="T5"><text:s text:c="4"/></text:span></text:span><text:span text:style-name="Source_20_Text"><text:span text:style-name="T3">"version": "1.0.0",</text:span></text:span></text:p>
      <text:p text:style-name="P9"><text:span text:style-name="Source_20_Text"><text:span text:style-name="T5"><text:s text:c="4"/></text:span></text:span><text:span text:style-name="Source_20_Text"><text:span text:style-name="T3">"scripts": {</text:span></text:span></text:p>
      <text:p text:style-name="P9"><text:span text:style-name="Source_20_Text"><text:span text:style-name="T5"><text:s text:c="8"/></text:span></text:span><text:span text:style-name="Source_20_Text"><text:span text:style-name="T3">"serve": "webpack-dev-server --mode development",</text:span></text:span></text:p>
      <text:p text:style-name="P9"><text:span text:style-name="Source_20_Text"><text:span text:style-name="T5"><text:s text:c="8"/></text:span></text:span><text:span text:style-name="Source_20_Text"><text:span text:style-name="T3">"build": "webpack --mode production"</text:span></text:span></text:p>
      <text:p text:style-name="P9"><text:span text:style-name="Source_20_Text"><text:span text:style-name="T5"><text:s text:c="4"/></text:span></text:span><text:span text:style-name="Source_20_Text"><text:span text:style-name="T3">},</text:span></text:span></text:p>
      <text:p text:style-name="P9"><text:span text:style-name="Source_20_Text"><text:span text:style-name="T5"><text:s text:c="4"/></text:span></text:span><text:span text:style-name="Source_20_Text"><text:span text:style-name="T3">"dependencies": {</text:span></text:span></text:p>
      <text:p text:style-name="P9"><text:span text:style-name="Source_20_Text"><text:span text:style-name="T5"><text:s text:c="8"/></text:span></text:span><text:span text:style-name="Source_20_Text"><text:span text:style-name="T3">"@vue/cli": "^4.2.3",</text:span></text:span></text:p>
      <text:p text:style-name="P9"><text:span text:style-name="Source_20_Text"><text:span text:style-name="T5"><text:s text:c="8"/></text:span></text:span><text:span text:style-name="Source_20_Text"><text:span text:style-name="T3">"core-js": "^4.1.14-1",</text:span></text:span></text:p>
      <text:p text:style-name="P9"><text:span text:style-name="Source_20_Text"><text:span text:style-name="T5"><text:s text:c="8"/></text:span></text:span><text:span text:style-name="Source_20_Text"><text:span text:style-name="T3">"vue": "^2.6.12"</text:span></text:span></text:p>
      <text:p text:style-name="P9"><text:span text:style-name="Source_20_Text"><text:span text:style-name="T5"><text:s text:c="4"/></text:span></text:span><text:span text:style-name="Source_20_Text"><text:span text:style-name="T3">}</text:span></text:span></text:p>
      <text:p text:style-name="P9"><text:span text:style-name="Source_20_Text"><text:span text:style-name="T3">}</text:span></text:span></text:p>
      <text:h text:style-name="P34" text:outline-level="3"><text:span text:style-name="Source_20_Text"><text:span text:style-name="T7">.gitignore</text:span></text:span></text:h>
      <text:p text:style-name="P2">This file tells Git to ignore certain files and directories in your repository:</text:p>
      <text:p text:style-name="P9"><text:span text:style-name="Source_20_Text"><text:span text:style-name="T3">node_modules/</text:span></text:span></text:p>
      <text:p text:style-name="P9"><text:span text:style-name="Source_20_Text"><text:span text:style-name="T3">dist/</text:span></text:span></text:p>
      <text:p text:style-name="P9"><text:span text:style-name="Source_20_Text"><text:span text:style-name="T3">.env</text:span></text:span></text:p>
      <text:p text:style-name="P9"><text:span text:style-name="Source_20_Text"><text:span text:style-name="T3">build/</text:span></text:span></text:p>
      <text:p text:style-name="P9"><text:span text:style-name="Source_20_Text"><text:span text:style-name="T3">coverage/</text:span></text:span></text:p>
      <text:p text:style-name="P35">These are the main components of a Vue project generated by the Vue CLI. This structure provides a solid foundation for building web applications with Vu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2:27:02.193433368</meta:creation-date>
    <dc:date>2024-10-08T17:39:24.551663575</dc:date>
    <meta:editing-duration>PT21M15S</meta:editing-duration>
    <meta:editing-cycles>2</meta:editing-cycles>
    <meta:generator>LibreOffice/24.8.2.1$Linux_X86_64 LibreOffice_project/0f794b6e29741098670a3b95d60478a65d05ef13</meta:generator>
    <meta:print-date>2024-10-08T17:37:27.819818117</meta:print-date>
    <meta:document-statistic meta:table-count="0" meta:image-count="0" meta:object-count="0" meta:page-count="14" meta:paragraph-count="299" meta:word-count="2258" meta:character-count="13837" meta:non-whitespace-character-count="11773"/>
  </office:meta>
</office:document-meta>
</file>